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paragraph-properties fo:text-align="center"/>
      <style:text-properties fo:font-size="10pt" fo:font-weight="bold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175cm" svg:height="1.27cm" svg:x="1.997cm" svg:y="4.142cm">
          <text:p text:style-name="P1"><text:span text:style-name="T1">User types urls in</text:span></text:p>
          <text:p text:style-name="P1"><text:span text:style-name="T1">message box</text:span></text:p>
        </draw:rect>
        <draw:rect draw:style-name="gr1" draw:text-style-name="P2" draw:layer="layout" svg:width="4.445cm" svg:height="2.667cm" svg:x="6.096cm" svg:y="4.142cm">
          <text:p text:style-name="P1"><text:span text:style-name="T1">Watch for urls in text</text:span></text:p>
          <text:p text:style-name="P1"><text:span text:style-name="T1">during change event</text:span></text:p>
          <text:p text:style-name="P1"><text:span text:style-name="T1">as user types</text:span></text:p>
          <text:p text:style-name="P1"><text:span text:style-name="T1">(with debounce)</text:span></text:p>
          <text:p text:style-name="P1"><text:span text:style-name="T1">Make Ajax Call</text:span></text:p>
          <text:p text:style-name="P1"><text:span text:style-name="T1">to Stemsible</text:span></text:p>
        </draw:rect>
        <draw:rect draw:style-name="gr1" draw:text-style-name="P2" draw:layer="layout" svg:width="4.445cm" svg:height="2.159cm" svg:x="11.197cm" svg:y="4.142cm">
          <text:p text:style-name="P1"><text:span text:style-name="T1">Receive request for</text:span></text:p>
          <text:p text:style-name="P1"><text:span text:style-name="T1">Url Preview</text:span></text:p>
          <text:p text:style-name="P1"><text:span text:style-name="T1">Call GetUrlPreview</text:span></text:p>
          <text:p text:style-name="P1"><text:span text:style-name="T1">From Embedly</text:span></text:p>
        </draw:rect>
        <draw:rect draw:style-name="gr1" draw:text-style-name="P2" draw:layer="layout" svg:width="4.445cm" svg:height="1.395cm" svg:x="21.398cm" svg:y="4.142cm">
          <text:p text:style-name="P1"><text:span text:style-name="T1">Receive request for</text:span></text:p>
          <text:p text:style-name="P1"><text:span text:style-name="T1">Url Preview</text:span></text:p>
        </draw:rect>
        <draw:rect draw:style-name="gr1" draw:text-style-name="P2" draw:layer="layout" svg:width="4.445cm" svg:height="1.395cm" svg:x="21.399cm" svg:y="7.742cm">
          <text:p text:style-name="P1"><text:span text:style-name="T1">Return </text:span></text:p>
          <text:p text:style-name="P1"><text:span text:style-name="T1">embed-able HTML</text:span></text:p>
        </draw:rect>
        <draw:rect draw:style-name="gr1" draw:text-style-name="P2" draw:layer="layout" svg:width="4.445cm" svg:height="1.396cm" svg:x="11.198cm" svg:y="7.742cm">
          <text:p text:style-name="P1"><text:span text:style-name="T1">Return embed-able HTML</text:span></text:p>
        </draw:rect>
        <draw:rect draw:style-name="gr1" draw:text-style-name="P2" draw:layer="layout" svg:width="4.445cm" svg:height="1.905cm" svg:x="6.097cm" svg:y="7.742cm">
          <text:p text:style-name="P1"><text:span text:style-name="T1">Update DOM embed</text:span></text:p>
          <text:p text:style-name="P1"><text:span text:style-name="T1">URL Preview</text:span></text:p>
        </draw:rect>
        <draw:rect draw:style-name="gr1" draw:text-style-name="P2" draw:layer="layout" svg:width="3.175cm" svg:height="1.27cm" svg:x="1.998cm" svg:y="11.142cm">
          <text:p text:style-name="P1"><text:span text:style-name="T1">User Submits</text:span></text:p>
          <text:p text:style-name="P1"><text:span text:style-name="T1">Message</text:span></text:p>
        </draw:rect>
        <draw:rect draw:style-name="gr1" draw:text-style-name="P2" draw:layer="layout" svg:width="3.175cm" svg:height="2.057cm" svg:x="1.999cm" svg:y="13.642cm">
          <text:p text:style-name="P1"><text:span text:style-name="T1">User sees all</text:span></text:p>
          <text:p text:style-name="P1"><text:span text:style-name="T1">previously</text:span></text:p>
          <text:p text:style-name="P1"><text:span text:style-name="T1">Submitted</text:span></text:p>
          <text:p text:style-name="P1"><text:span text:style-name="T1">url previews</text:span></text:p>
        </draw:rect>
        <draw:rect draw:style-name="gr1" draw:text-style-name="P2" draw:layer="layout" svg:width="3.175cm" svg:height="1.27cm" svg:x="1.999cm" svg:y="11.142cm">
          <text:p text:style-name="P1"><text:span text:style-name="T1">User Submits</text:span></text:p>
          <text:p text:style-name="P1"><text:span text:style-name="T1">Message</text:span></text:p>
        </draw:rect>
        <draw:rect draw:style-name="gr2" draw:text-style-name="P4" draw:layer="layout" svg:width="3.175cm" svg:height="1.27cm" svg:x="1.997cm" svg:y="2.643cm">
          <text:p text:style-name="P3"><text:span text:style-name="T1">Browser</text:span></text:p>
        </draw:rect>
        <draw:rect draw:style-name="gr2" draw:text-style-name="P4" draw:layer="layout" svg:width="4.445cm" svg:height="1.41cm" svg:x="6.096cm" svg:y="2.643cm">
          <text:p text:style-name="P3"><text:span text:style-name="T1">Browser Javascript</text:span></text:p>
        </draw:rect>
        <draw:rect draw:style-name="gr2" draw:text-style-name="P4" draw:layer="layout" svg:width="4.445cm" svg:height="1.396cm" svg:x="11.197cm" svg:y="2.643cm">
          <text:p text:style-name="P3"><text:span text:style-name="T1">New Stemsible</text:span></text:p>
          <text:p text:style-name="P3"><text:span text:style-name="T1">Ajax ResponseServer</text:span></text:p>
        </draw:rect>
        <draw:rect draw:style-name="gr2" draw:text-style-name="P4" draw:layer="layout" svg:width="4.445cm" svg:height="1.395cm" svg:x="21.398cm" svg:y="2.643cm">
          <text:p text:style-name="P3"><text:span text:style-name="T1">Embedly</text:span></text:p>
        </draw:rect>
        <draw:rect draw:style-name="gr1" draw:text-style-name="P2" draw:layer="layout" svg:width="4.445cm" svg:height="1.396cm" svg:x="16.2cm" svg:y="11.142cm">
          <text:p text:style-name="P1"><text:span text:style-name="T1">Write Message, and</text:span></text:p>
          <text:p text:style-name="P1"><text:span text:style-name="T1">Write url preview</text:span></text:p>
        </draw:rect>
        <draw:rect draw:style-name="gr1" draw:text-style-name="P2" draw:layer="layout" svg:width="4.397cm" svg:height="1.957cm" svg:x="16.201cm" svg:y="13.642cm">
          <text:p text:style-name="P1"><text:span text:style-name="T1">Render Full Page,</text:span></text:p>
          <text:p text:style-name="P1"><text:span text:style-name="T1">Read Messages,</text:span></text:p>
          <text:p text:style-name="P1"><text:span text:style-name="T1">Read Assocated</text:span></text:p>
          <text:p text:style-name="P1"><text:span text:style-name="T1">url Previews</text:span></text:p>
        </draw:rect>
        <draw:rect draw:style-name="gr2" draw:text-style-name="P4" draw:layer="layout" svg:width="4.445cm" svg:height="1.396cm" svg:x="16.198cm" svg:y="2.643cm">
          <text:p text:style-name="P3"><text:span text:style-name="T1">Stemsible Server</text:span></text:p>
        </draw:rect>
        <draw:line draw:style-name="gr3" draw:text-style-name="P1" draw:layer="layout" svg:x1="5.564cm" svg:y1="3.002cm" svg:x2="5.564cm" svg:y2="16.113cm">
          <text:p/>
        </draw:line>
        <draw:line draw:style-name="gr3" draw:text-style-name="P1" draw:layer="layout" svg:x1="10.855cm" svg:y1="3.002cm" svg:x2="10.855cm" svg:y2="16.113cm">
          <text:p/>
        </draw:line>
        <draw:line draw:style-name="gr3" draw:text-style-name="P1" draw:layer="layout" svg:x1="15.847cm" svg:y1="3.002cm" svg:x2="15.847cm" svg:y2="16.113cm">
          <text:p/>
        </draw:line>
        <draw:line draw:style-name="gr3" draw:text-style-name="P1" draw:layer="layout" svg:x1="20.939cm" svg:y1="3.002cm" svg:x2="20.939cm" svg:y2="16.113cm">
          <text:p/>
        </draw:line>
        <draw:line draw:style-name="gr4" draw:text-style-name="P1" draw:layer="layout" svg:x1="5.183cm" svg:y1="4.904cm" svg:x2="6.199cm" svg:y2="4.904cm">
          <text:p/>
        </draw:line>
        <draw:line draw:style-name="gr4" draw:text-style-name="P1" draw:layer="layout" svg:x1="10.483cm" svg:y1="4.904cm" svg:x2="11.499cm" svg:y2="4.904cm">
          <text:p/>
        </draw:line>
        <draw:line draw:style-name="gr4" draw:text-style-name="P1" draw:layer="layout" svg:x1="15.583cm" svg:y1="4.904cm" svg:x2="21.439cm" svg:y2="4.904cm">
          <text:p/>
        </draw:line>
        <draw:line draw:style-name="gr4" draw:text-style-name="P1" draw:layer="layout" svg:x1="23.725cm" svg:y1="5.539cm" svg:x2="23.725cm" svg:y2="7.698cm">
          <text:p/>
        </draw:line>
        <draw:line draw:style-name="gr4" draw:text-style-name="P1" draw:layer="layout" svg:x1="21.439cm" svg:y1="8.333cm" svg:x2="15.597cm" svg:y2="8.333cm">
          <text:p/>
        </draw:line>
        <draw:line draw:style-name="gr4" draw:text-style-name="P1" draw:layer="layout" svg:x1="11.279cm" svg:y1="8.333cm" svg:x2="10.598cm" svg:y2="8.333cm">
          <text:p/>
        </draw:line>
        <draw:line draw:style-name="gr4" draw:text-style-name="P1" draw:layer="layout" svg:x1="6.08cm" svg:y1="8.533cm" svg:x2="4.421cm" svg:y2="5.412cm">
          <text:p/>
        </draw:line>
        <draw:line draw:style-name="gr4" draw:text-style-name="P1" draw:layer="layout" svg:x1="3.405cm" svg:y1="5.412cm" svg:x2="3.405cm" svg:y2="11.127cm">
          <text:p/>
        </draw:line>
        <draw:line draw:style-name="gr4" draw:text-style-name="P1" draw:layer="layout" svg:x1="5.183cm" svg:y1="11.762cm" svg:x2="16.232cm" svg:y2="11.762cm">
          <text:p/>
        </draw:line>
        <draw:line draw:style-name="gr4" draw:text-style-name="P1" draw:layer="layout" svg:x1="18.264cm" svg:y1="12.524cm" svg:x2="18.264cm" svg:y2="13.667cm">
          <text:p/>
        </draw:line>
        <draw:line draw:style-name="gr4" draw:text-style-name="P1" draw:layer="layout" svg:x1="16.232cm" svg:y1="14.556cm" svg:x2="5.183cm" svg:y2="14.556cm">
          <text:p/>
        </draw:line>
        <draw:frame draw:style-name="gr5" draw:text-style-name="P5" draw:layer="layout" svg:width="1.778cm" svg:height="0.645cm" svg:x="4.429cm" svg:y="6.917cm">
          <draw:text-box>
            <text:p text:style-name="P5"><text:span text:style-name="T1">Repeat</text:span></text:p>
          </draw:text-box>
        </draw:frame>
        <draw:frame draw:style-name="gr6" draw:text-style-name="P6" draw:layer="layout" svg:width="8.219cm" svg:height="0.721cm" svg:x="1.736cm" svg:y="1.835cm">
          <draw:text-box>
            <text:p><text:span text:style-name="T2">Stemsible Url Preview Event Flow </text:span><text:span text:style-name="T3">9/12/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Link</meta:initial-creator>
    <meta:creation-date>2016-09-12T10:36:36</meta:creation-date>
    <dc:date>2016-09-12T10:56:14</dc:date>
    <dc:creator>David Link</dc:creator>
    <meta:editing-duration>PT19M38S</meta:editing-duration>
    <meta:editing-cycles>10</meta:editing-cycles>
    <meta:generator>OpenOffice/4.1.1$Unix OpenOffice.org_project/411m6$Build-9775</meta:generator>
    <meta:document-statistic meta:object-count="34"/>
  </office:meta>
</office:document-meta>
</file>